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38535473" text:style-name="L1">
        <text:list-item>
          <text:p text:style-name="P1">p. 6 lire un GET</text:p>
        </text:list-item>
        <text:list-item>
          <text:p text:style-name="P1">P. 7 pour Alexandre <text:s/><text:tab/></text:p>
        </text:list-item>
        <text:list-item>
          <text:p text:style-name="P1">pyramid sur serveur</text:p>
        </text:list-item>
        <text:list-item>
          <text:p text:style-name="P2">8:47 Alexandre serveur de donné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08:44:42</meta:creation-date>
    <dc:date>2013-01-12T09:10:59</dc:date>
    <meta:editing-duration>PT25M5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4" meta:word-count="20" meta:character-count="93" meta:non-whitespace-character-count="77"/>
  </office:meta>
</office:document-meta>
</file>